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72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34.91mm"/>
    </style:style>
    <style:style style:name="co6" style:family="table-column">
      <style:table-column-properties fo:break-before="auto" style:column-width="25.59mm"/>
    </style:style>
    <style:style style:name="co7" style:family="table-column">
      <style:table-column-properties fo:break-before="auto" style:column-width="31.19mm"/>
    </style:style>
    <style:style style:name="co8" style:family="table-column">
      <style:table-column-properties fo:break-before="auto" style:column-width="26.48mm"/>
    </style:style>
    <style:style style:name="co9" style:family="table-column">
      <style:table-column-properties fo:break-before="auto" style:column-width="35.15mm"/>
    </style:style>
    <style:style style:name="co10" style:family="table-column">
      <style:table-column-properties fo:break-before="auto" style:column-width="23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61"/>
  </office:automatic-styles>
  <office:body>
    <office:spreadsheet>
      <table:calculation-settings table:automatic-find-labels="false"/>
      <table:table table:name="nu=0,475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number-columns-repeated="2" table:default-cell-style-name="ce3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Neo-Hookean</text:p>
          </table:table-cell>
          <table:covered-table-cell table:number-columns-repeated="3" table:style-name="ce2"/>
          <table:table-cell/>
          <table:table-cell office:value-type="string" calcext:value-type="string">
            <text:p>Mu=144*10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Error (abs)</text:p>
          </table:table-cell>
          <table:table-cell office:value-type="string" calcext:value-type="string">
            <text:p>Error (%)</text:p>
          </table:table-cell>
          <table:table-cell/>
          <table:table-cell office:value-type="string" calcext:value-type="string">
            <text:p>Kappa=144*1050*20</text:p>
          </table:table-cell>
          <table:table-cell office:value-type="string" calcext:value-type="string">
            <text:p>Nu=0,475</text:p>
          </table:table-cell>
        </table:table-row>
        <table:table-row table:style-name="ro1">
          <table:table-cell/>
          <table:table-cell office:value-type="string" calcext:value-type="string">
            <text:p>Analitical</text:p>
          </table:table-cell>
          <table:table-cell office:value-type="float" office:value="2.7818608747344" calcext:value-type="float">
            <text:p>2,7818608747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ilsymmetric</text:p>
          </table:table-cell>
          <table:table-cell office:value-type="float" office:value="2.7809604" calcext:value-type="float">
            <text:p>2,7809604</text:p>
          </table:table-cell>
          <table:table-cell table:formula="of:=ABS([.C5]-[.$C$4])" office:value-type="float" office:value="0.000900474734399914" calcext:value-type="float">
            <text:p>0,0009004747</text:p>
          </table:table-cell>
          <table:table-cell table:formula="of:=[.D5]*10" office:value-type="float" office:value="0.00900474734399914" calcext:value-type="float">
            <text:p>0,00900474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AQUS</text:p>
          </table:table-cell>
          <table:table-cell table:formula="of:=([.F6]+[.G6])/2" office:value-type="float" office:value="2.879856" calcext:value-type="float">
            <text:p>2,879856</text:p>
          </table:table-cell>
          <table:table-cell table:formula="of:=ABS([.C6]-[.$C$4])" office:value-type="float" office:value="0.0979951252656002" calcext:value-type="float">
            <text:p>0,0979951253</text:p>
          </table:table-cell>
          <table:table-cell table:formula="of:=[.D6]*10" office:value-type="float" office:value="0.979951252656002" calcext:value-type="float">
            <text:p>0,9799512527</text:p>
          </table:table-cell>
          <table:table-cell office:value-type="float" office:value="3.0304592" calcext:value-type="float">
            <text:p>3,0304592</text:p>
          </table:table-cell>
          <table:table-cell office:value-type="float" office:value="2.7292528" calcext:value-type="float">
            <text:p>2,72925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orence</text:p>
          </table:table-cell>
          <table:table-cell table:formula="of:=([.F7]+[.G7])/2" office:value-type="float" office:value="2.74422" calcext:value-type="float">
            <text:p>2,74422</text:p>
          </table:table-cell>
          <table:table-cell table:formula="of:=ABS([.C7]-[.$C$4])" office:value-type="float" office:value="0.0376408747343997" calcext:value-type="float">
            <text:p>0,0376408747</text:p>
          </table:table-cell>
          <table:table-cell table:formula="of:=[.D7]*10" office:value-type="float" office:value="0.376408747343997" calcext:value-type="float">
            <text:p>0,3764087473</text:p>
          </table:table-cell>
          <table:table-cell office:value-type="float" office:value="2.88917" calcext:value-type="float">
            <text:p>2,88917</text:p>
          </table:table-cell>
          <table:table-cell office:value-type="float" office:value="2.59927" calcext:value-type="float">
            <text:p>2,59927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style-name="ce4" table:number-columns-repeated="3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Fung Quadratic</text:p>
          </table:table-cell>
          <table:covered-table-cell table:number-columns-repeated="3"/>
          <table:table-cell/>
          <table:table-cell office:value-type="string" calcext:value-type="string">
            <text:p>Mu=72*52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Error (abs)</text:p>
          </table:table-cell>
          <table:table-cell office:value-type="string" calcext:value-type="string">
            <text:p>Error (%)</text:p>
          </table:table-cell>
          <table:table-cell/>
          <table:table-cell office:value-type="string" calcext:value-type="string">
            <text:p>Kappa=72*525*20</text:p>
          </table:table-cell>
          <table:table-cell office:value-type="string" calcext:value-type="string">
            <text:p>Nu=0,475</text:p>
          </table:table-cell>
        </table:table-row>
        <table:table-row table:style-name="ro1">
          <table:table-cell/>
          <table:table-cell office:value-type="string" calcext:value-type="string">
            <text:p>Analitical</text:p>
          </table:table-cell>
          <table:table-cell office:value-type="float" office:value="1.11070074195143" calcext:value-type="float">
            <text:p>1,110700742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K1=568*525</text:p>
          </table:table-cell>
          <table:table-cell office:value-type="string" calcext:value-type="string">
            <text:p>Alpha_1=pi/4</text:p>
          </table:table-cell>
        </table:table-row>
        <table:table-row table:style-name="ro1">
          <table:table-cell/>
          <table:table-cell office:value-type="string" calcext:value-type="string">
            <text:p>Axilsymmetric</text:p>
          </table:table-cell>
          <table:table-cell office:value-type="float" office:value="1.1087034" calcext:value-type="float">
            <text:p>1,1087034</text:p>
          </table:table-cell>
          <table:table-cell table:formula="of:=ABS([.C13]-[.$C$12])" office:value-type="float" office:value="0.00199734195143009" calcext:value-type="float">
            <text:p>0,001997342</text:p>
          </table:table-cell>
          <table:table-cell table:formula="of:=[.D13]*10" office:value-type="float" office:value="0.0199734195143009" calcext:value-type="float">
            <text:p>0,0199734195</text:p>
          </table:table-cell>
          <table:table-cell/>
          <table:table-cell office:value-type="string" calcext:value-type="string">
            <text:p>K2=11,2</text:p>
          </table:table-cell>
          <table:table-cell office:value-type="string" calcext:value-type="string">
            <text:p>Alpha_2=-pi/4</text:p>
          </table:table-cell>
        </table:table-row>
        <table:table-row table:style-name="ro1">
          <table:table-cell/>
          <table:table-cell office:value-type="string" calcext:value-type="string">
            <text:p>ABAQUS</text:p>
          </table:table-cell>
          <table:table-cell table:formula="of:=([.F14]+[.G14])/2" office:value-type="float" office:value="1.45439495" calcext:value-type="float">
            <text:p>1,45439495</text:p>
          </table:table-cell>
          <table:table-cell table:formula="of:=ABS([.C14]-[.$C$12])" office:value-type="float" office:value="0.34369420804857" calcext:value-type="float">
            <text:p>0,343694208</text:p>
          </table:table-cell>
          <table:table-cell table:formula="of:=[.D14]*10" office:value-type="float" office:value="3.4369420804857" calcext:value-type="float">
            <text:p>3,4369420805</text:p>
          </table:table-cell>
          <table:table-cell office:value-type="float" office:value="1.5133196" calcext:value-type="float">
            <text:p>1,5133196</text:p>
          </table:table-cell>
          <table:table-cell office:value-type="float" office:value="1.3954703" calcext:value-type="float">
            <text:p>1,39547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orence</text:p>
          </table:table-cell>
          <table:table-cell table:formula="of:=([.F15]+[.G15])/2" office:value-type="float" office:value="1.09431" calcext:value-type="float">
            <text:p>1,09431</text:p>
          </table:table-cell>
          <table:table-cell table:formula="of:=ABS([.C15]-[.$C$12])" office:value-type="float" office:value="0.01639074195143" calcext:value-type="float">
            <text:p>0,016390742</text:p>
          </table:table-cell>
          <table:table-cell table:formula="of:=[.D15]*10" office:value-type="float" office:value="0.1639074195143" calcext:value-type="float">
            <text:p>0,1639074195</text:p>
          </table:table-cell>
          <table:table-cell office:value-type="float" office:value="1.16288" calcext:value-type="float">
            <text:p>1,16288</text:p>
          </table:table-cell>
          <table:table-cell office:value-type="float" office:value="1.02574" calcext:value-type="float">
            <text:p>1,02574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Wall Mixtur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Error (abs)</text:p>
          </table:table-cell>
          <table:table-cell office:value-type="string" calcext:value-type="string">
            <text:p>Error (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itical</text:p>
          </table:table-cell>
          <table:table-cell office:value-type="float" office:value="1.20096759688806" calcext:value-type="float">
            <text:p>1,2009675969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ilsymmetric</text:p>
          </table:table-cell>
          <table:table-cell office:value-type="float" office:value="1.1927648" calcext:value-type="float">
            <text:p>1,1927648</text:p>
          </table:table-cell>
          <table:table-cell table:formula="of:=ABS([.C21]-[.$C$20])" office:value-type="float" office:value="0.00820279688806003" calcext:value-type="float">
            <text:p>0,0082027969</text:p>
          </table:table-cell>
          <table:table-cell table:formula="of:=[.D21]*10" office:value-type="float" office:value="0.0820279688806003" calcext:value-type="float">
            <text:p>0,082027968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rence</text:p>
          </table:table-cell>
          <table:table-cell table:formula="of:=([.F22]+[.G22])/2" office:value-type="float" office:value="1.17661" calcext:value-type="float">
            <text:p>1,17661</text:p>
          </table:table-cell>
          <table:table-cell table:formula="of:=ABS([.C22]-[.$C$20])" office:value-type="float" office:value="0.0243575968880601" calcext:value-type="float">
            <text:p>0,0243575969</text:p>
          </table:table-cell>
          <table:table-cell table:formula="of:=[.D22]*10" office:value-type="float" office:value="0.243575968880601" calcext:value-type="float">
            <text:p>0,2435759689</text:p>
          </table:table-cell>
          <table:table-cell office:value-type="float" office:value="1.25406" calcext:value-type="float">
            <text:p>1,25406</text:p>
          </table:table-cell>
          <table:table-cell office:value-type="float" office:value="1.09916" calcext:value-type="float">
            <text:p>1,09916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Deposition Stretch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Error (abs)</text:p>
          </table:table-cell>
          <table:table-cell office:value-type="string" calcext:value-type="string">
            <text:p>Error (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itical</text:p>
          </table:table-cell>
          <table:table-cell office:value-type="float" office:value="0.008072206721865" calcext:value-type="float">
            <text:p>0,0080722067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ilsymmetric</text:p>
          </table:table-cell>
          <table:table-cell office:value-type="float" office:value="0.0000172" calcext:value-type="float">
            <text:p>0,0000172</text:p>
          </table:table-cell>
          <table:table-cell table:formula="of:=ABS([.C28]-[.$C$27])" office:value-type="float" office:value="0.008055006721865" calcext:value-type="float">
            <text:p>0,0080550067</text:p>
          </table:table-cell>
          <table:table-cell table:formula="of:=[.D28]*10" office:value-type="float" office:value="0.08055006721865" calcext:value-type="float">
            <text:p>0,08055006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rence</text:p>
          </table:table-cell>
          <table:table-cell table:formula="of:=([.F29]+[.G29])/2" office:value-type="float" office:value="0.0030711194" calcext:value-type="float">
            <text:p>0,0030711194</text:p>
          </table:table-cell>
          <table:table-cell table:formula="of:=ABS([.C29]-[.$C$27])" office:value-type="float" office:value="0.005001087321865" calcext:value-type="float">
            <text:p>0,0050010873</text:p>
          </table:table-cell>
          <table:table-cell table:formula="of:=[.D29]*10" office:value-type="float" office:value="0.05001087321865" calcext:value-type="float">
            <text:p>0,0500108732</text:p>
          </table:table-cell>
          <table:table-cell table:style-name="ce5" office:value-type="float" office:value="-0.0135664137" calcext:value-type="float">
            <text:p>-1,36E-02</text:p>
          </table:table-cell>
          <table:table-cell table:style-name="ce5" office:value-type="float" office:value="0.0197086525" calcext:value-type="float">
            <text:p>1,97E-02</text:p>
          </table:table-cell>
          <table:table-cell/>
        </table:table-row>
      </table:table>
      <table:table table:name="nu=0,485" table:style-name="ta1">
        <table:table-column table:style-name="co1" table:default-cell-style-name="Default"/>
        <table:table-column table:style-name="co6" table:default-cell-style-name="ce2"/>
        <table:table-column table:style-name="co7" table:default-cell-style-name="ce3"/>
        <table:table-column table:style-name="co1" table:number-columns-repeated="2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Neo-Hookean</text:p>
          </table:table-cell>
          <table:covered-table-cell table:number-columns-repeated="3" table:style-name="ce2"/>
          <table:table-cell/>
          <table:table-cell office:value-type="string" calcext:value-type="string">
            <text:p>Mu=144*10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Error (abs)</text:p>
          </table:table-cell>
          <table:table-cell office:value-type="string" calcext:value-type="string">
            <text:p>Error (%)</text:p>
          </table:table-cell>
          <table:table-cell/>
          <table:table-cell office:value-type="string" calcext:value-type="string">
            <text:p>Kappa=144*1050*33</text:p>
          </table:table-cell>
          <table:table-cell office:value-type="string" calcext:value-type="string">
            <text:p>Nu=0,485</text:p>
          </table:table-cell>
        </table:table-row>
        <table:table-row table:style-name="ro1">
          <table:table-cell/>
          <table:table-cell office:value-type="string" calcext:value-type="string">
            <text:p>Analitical</text:p>
          </table:table-cell>
          <table:table-cell office:value-type="float" office:value="2.7818608747344" calcext:value-type="float">
            <text:p>2,7818608747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ilsymmetric</text:p>
          </table:table-cell>
          <table:table-cell office:value-type="float" office:value="2.7809604" calcext:value-type="float">
            <text:p>2,7809604</text:p>
          </table:table-cell>
          <table:table-cell table:formula="of:=ABS([.C5]-[.$C$4])" office:value-type="float" office:value="0.000900474734399914" calcext:value-type="float">
            <text:p>0,0009004747</text:p>
          </table:table-cell>
          <table:table-cell table:formula="of:=[.D5]*10" office:value-type="float" office:value="0.00900474734399914" calcext:value-type="float">
            <text:p>0,00900474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AQUS</text:p>
          </table:table-cell>
          <table:table-cell table:formula="of:=([.F6]+[.G6])/2" office:value-type="float" office:value="2.879856" calcext:value-type="float">
            <text:p>2,879856</text:p>
          </table:table-cell>
          <table:table-cell table:formula="of:=ABS([.C6]-[.$C$4])" office:value-type="float" office:value="0.0979951252656002" calcext:value-type="float">
            <text:p>0,0979951253</text:p>
          </table:table-cell>
          <table:table-cell table:formula="of:=[.D6]*10" office:value-type="float" office:value="0.979951252656002" calcext:value-type="float">
            <text:p>0,9799512527</text:p>
          </table:table-cell>
          <table:table-cell office:value-type="float" office:value="3.0304592" calcext:value-type="float">
            <text:p>3,0304592</text:p>
          </table:table-cell>
          <table:table-cell office:value-type="float" office:value="2.7292528" calcext:value-type="float">
            <text:p>2,72925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orence</text:p>
          </table:table-cell>
          <table:table-cell table:formula="of:=([.F7]+[.G7])/2" office:value-type="float" office:value="2.74422" calcext:value-type="float">
            <text:p>2,74422</text:p>
          </table:table-cell>
          <table:table-cell table:formula="of:=ABS([.C7]-[.$C$4])" office:value-type="float" office:value="0.0376408747343997" calcext:value-type="float">
            <text:p>0,0376408747</text:p>
          </table:table-cell>
          <table:table-cell table:formula="of:=[.D7]*10" office:value-type="float" office:value="0.376408747343997" calcext:value-type="float">
            <text:p>0,3764087473</text:p>
          </table:table-cell>
          <table:table-cell office:value-type="float" office:value="2.88917" calcext:value-type="float">
            <text:p>2,88917</text:p>
          </table:table-cell>
          <table:table-cell office:value-type="float" office:value="2.59927" calcext:value-type="float">
            <text:p>2,59927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style-name="ce4" table:number-columns-repeated="3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Fung Quadratic</text:p>
          </table:table-cell>
          <table:covered-table-cell table:number-columns-repeated="3"/>
          <table:table-cell/>
          <table:table-cell office:value-type="string" calcext:value-type="string">
            <text:p>Mu=72*52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Error (abs)</text:p>
          </table:table-cell>
          <table:table-cell office:value-type="string" calcext:value-type="string">
            <text:p>Error (%)</text:p>
          </table:table-cell>
          <table:table-cell/>
          <table:table-cell office:value-type="string" calcext:value-type="string">
            <text:p>Kappa=72*525*33</text:p>
          </table:table-cell>
          <table:table-cell office:value-type="string" calcext:value-type="string">
            <text:p>Nu=0,485</text:p>
          </table:table-cell>
        </table:table-row>
        <table:table-row table:style-name="ro1">
          <table:table-cell/>
          <table:table-cell office:value-type="string" calcext:value-type="string">
            <text:p>Analitical</text:p>
          </table:table-cell>
          <table:table-cell office:value-type="float" office:value="1.11070074195143" calcext:value-type="float">
            <text:p>1,110700742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K1=568*525</text:p>
          </table:table-cell>
          <table:table-cell office:value-type="string" calcext:value-type="string">
            <text:p>Alpha_1=pi/4</text:p>
          </table:table-cell>
        </table:table-row>
        <table:table-row table:style-name="ro1">
          <table:table-cell/>
          <table:table-cell office:value-type="string" calcext:value-type="string">
            <text:p>Axilsymmetric</text:p>
          </table:table-cell>
          <table:table-cell office:value-type="float" office:value="1.1087034" calcext:value-type="float">
            <text:p>1,1087034</text:p>
          </table:table-cell>
          <table:table-cell table:formula="of:=ABS([.C13]-[.$C$12])" office:value-type="float" office:value="0.00199734195143009" calcext:value-type="float">
            <text:p>0,001997342</text:p>
          </table:table-cell>
          <table:table-cell table:formula="of:=[.D13]*10" office:value-type="float" office:value="0.0199734195143009" calcext:value-type="float">
            <text:p>0,0199734195</text:p>
          </table:table-cell>
          <table:table-cell/>
          <table:table-cell office:value-type="string" calcext:value-type="string">
            <text:p>K2=11,2</text:p>
          </table:table-cell>
          <table:table-cell office:value-type="string" calcext:value-type="string">
            <text:p>Alpha_2=-pi/4</text:p>
          </table:table-cell>
        </table:table-row>
        <table:table-row table:style-name="ro1">
          <table:table-cell/>
          <table:table-cell office:value-type="string" calcext:value-type="string">
            <text:p>ABAQUS</text:p>
          </table:table-cell>
          <table:table-cell table:formula="of:=([.F14]+[.G14])/2" office:value-type="float" office:value="1.45439495" calcext:value-type="float">
            <text:p>1,45439495</text:p>
          </table:table-cell>
          <table:table-cell table:formula="of:=ABS([.C14]-[.$C$12])" office:value-type="float" office:value="0.34369420804857" calcext:value-type="float">
            <text:p>0,343694208</text:p>
          </table:table-cell>
          <table:table-cell table:formula="of:=[.D14]*10" office:value-type="float" office:value="3.4369420804857" calcext:value-type="float">
            <text:p>3,4369420805</text:p>
          </table:table-cell>
          <table:table-cell office:value-type="float" office:value="1.5133196" calcext:value-type="float">
            <text:p>1,5133196</text:p>
          </table:table-cell>
          <table:table-cell office:value-type="float" office:value="1.3954703" calcext:value-type="float">
            <text:p>1,39547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orence</text:p>
          </table:table-cell>
          <table:table-cell table:formula="of:=([.F15]+[.G15])/2" office:value-type="float" office:value="1.09431" calcext:value-type="float">
            <text:p>1,09431</text:p>
          </table:table-cell>
          <table:table-cell table:formula="of:=ABS([.C15]-[.$C$12])" office:value-type="float" office:value="0.01639074195143" calcext:value-type="float">
            <text:p>0,016390742</text:p>
          </table:table-cell>
          <table:table-cell table:formula="of:=[.D15]*10" office:value-type="float" office:value="0.1639074195143" calcext:value-type="float">
            <text:p>0,1639074195</text:p>
          </table:table-cell>
          <table:table-cell office:value-type="float" office:value="1.16288" calcext:value-type="float">
            <text:p>1,16288</text:p>
          </table:table-cell>
          <table:table-cell office:value-type="float" office:value="1.02574" calcext:value-type="float">
            <text:p>1,02574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Wall Mixtur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Error (abs)</text:p>
          </table:table-cell>
          <table:table-cell office:value-type="string" calcext:value-type="string">
            <text:p>Error (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itical</text:p>
          </table:table-cell>
          <table:table-cell office:value-type="float" office:value="1.20096759688806" calcext:value-type="float">
            <text:p>1,2009675969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ilsymmetric</text:p>
          </table:table-cell>
          <table:table-cell office:value-type="float" office:value="1.1927648" calcext:value-type="float">
            <text:p>1,1927648</text:p>
          </table:table-cell>
          <table:table-cell table:formula="of:=ABS([.C21]-[.$C$20])" office:value-type="float" office:value="0.00820279688806003" calcext:value-type="float">
            <text:p>0,0082027969</text:p>
          </table:table-cell>
          <table:table-cell table:formula="of:=[.D21]*10" office:value-type="float" office:value="0.0820279688806003" calcext:value-type="float">
            <text:p>0,082027968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rence</text:p>
          </table:table-cell>
          <table:table-cell table:formula="of:=([.F22]+[.G22])/2" office:value-type="float" office:value="1.17643" calcext:value-type="float">
            <text:p>1,17643</text:p>
          </table:table-cell>
          <table:table-cell table:formula="of:=ABS([.C22]-[.$C$20])" office:value-type="float" office:value="0.0245375968880601" calcext:value-type="float">
            <text:p>0,0245375969</text:p>
          </table:table-cell>
          <table:table-cell table:formula="of:=[.D22]*10" office:value-type="float" office:value="0.245375968880601" calcext:value-type="float">
            <text:p>0,2453759689</text:p>
          </table:table-cell>
          <table:table-cell office:value-type="float" office:value="1.25261" calcext:value-type="float">
            <text:p>1,25261</text:p>
          </table:table-cell>
          <table:table-cell office:value-type="float" office:value="1.10025" calcext:value-type="float">
            <text:p>1,10025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Deposition Stretch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Error (abs)</text:p>
          </table:table-cell>
          <table:table-cell office:value-type="string" calcext:value-type="string">
            <text:p>Error (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itical</text:p>
          </table:table-cell>
          <table:table-cell office:value-type="float" office:value="0.008072206721865" calcext:value-type="float">
            <text:p>0,0080722067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ilsymmetric</text:p>
          </table:table-cell>
          <table:table-cell office:value-type="float" office:value="0.0000172" calcext:value-type="float">
            <text:p>0,0000172</text:p>
          </table:table-cell>
          <table:table-cell table:formula="of:=ABS([.C28]-[.$C$27])" office:value-type="float" office:value="0.008055006721865" calcext:value-type="float">
            <text:p>0,0080550067</text:p>
          </table:table-cell>
          <table:table-cell table:formula="of:=[.D28]*10" office:value-type="float" office:value="0.08055006721865" calcext:value-type="float">
            <text:p>0,08055006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rence</text:p>
          </table:table-cell>
          <table:table-cell table:formula="of:=([.F29]+[.G29])/2" office:value-type="float" office:value="0.00026996875" calcext:value-type="float">
            <text:p>0,0002699688</text:p>
          </table:table-cell>
          <table:table-cell table:formula="of:=ABS([.C29]-[.$C$27])" office:value-type="float" office:value="0.007802237971865" calcext:value-type="float">
            <text:p>0,007802238</text:p>
          </table:table-cell>
          <table:table-cell table:formula="of:=[.D29]*10" office:value-type="float" office:value="0.07802237971865" calcext:value-type="float">
            <text:p>0,0780223797</text:p>
          </table:table-cell>
          <table:table-cell table:style-name="ce5" office:value-type="float" office:value="-0.0102835921" calcext:value-type="float">
            <text:p>-1,03E-02</text:p>
          </table:table-cell>
          <table:table-cell table:style-name="ce5" office:value-type="float" office:value="0.0108235296" calcext:value-type="float">
            <text:p>1,08E-0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5">00/00/0000</text:date>, <text:time style:data-style-name="N2" text:time-value="08:23:34.8567642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1:46:29.560291911</meta:creation-date>
    <dc:date>2020-01-15T08:32:56.132035735</dc:date>
    <meta:editing-duration>PT44M34S</meta:editing-duration>
    <meta:editing-cycles>12</meta:editing-cycles>
    <meta:generator>LibreOffice/5.1.6.2$Linux_X86_64 LibreOffice_project/10m0$Build-2</meta:generator>
    <meta:document-statistic meta:table-count="2" meta:cell-count="188" meta:object-count="0"/>
  </office:meta>
</office:document-meta>
</file>